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oftwareComponents" style:family="table">
      <style:table-properties style:width="17cm" table:align="margins"/>
    </style:style>
    <style:style style:name="SoftwareComponents.A" style:family="table-column">
      <style:table-column-properties style:column-width="4.249cm" style:rel-column-width="16383*"/>
    </style:style>
    <style:style style:name="SoftwareComponents.B" style:family="table-column">
      <style:table-column-properties style:column-width="4.251cm" style:rel-column-width="16384*"/>
    </style:style>
    <style:style style:name="SoftwareComponents.A1" style:family="table-cell">
      <style:table-cell-properties fo:padding="0.097cm" fo:border-left="0.05pt solid #000000" fo:border-right="none" fo:border-top="0.05pt solid #000000" fo:border-bottom="0.05pt solid #000000"/>
    </style:style>
    <style:style style:name="SoftwareComponents.D1" style:family="table-cell">
      <style:table-cell-properties fo:padding="0.097cm" fo:border="0.05pt solid #000000"/>
    </style:style>
    <style:style style:name="SoftwareComponents.A2" style:family="table-cell">
      <style:table-cell-properties fo:padding="0.097cm" fo:border-left="0.05pt solid #000000" fo:border-right="none" fo:border-top="none" fo:border-bottom="0.05pt solid #000000"/>
    </style:style>
    <style:style style:name="SoftwareComponent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Table_20_Contents">
      <style:text-properties fo:font-weight="bold" style:font-weight-asian="bold"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style:font-name="Liberation Mono" fo:font-size="10.5pt" style:font-size-asian="10.5pt" style:font-size-complex="10.5pt"/>
    </style:style>
    <style:style style:name="T5" style:family="text">
      <style:text-properties style:font-name="Liberation Mono"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text:h>
      <text:h text:style-name="Heading_20_2" text:outline-level="2">Introduction</text:h>
      <text:p text:style-name="Standard">The software design was largely a trial-and-error process, due to several factors. The first and foremost is the fact that none of our team had experience with C or C++, let alone the mixture of the two used in the Arduino IDE. Second, even when code as complex as that for the quadrocopter(quad) compiles, the actual response may be different then expected. Finding bugs or inconsistencies in a relatively large project as this was sometimes a pain, but this will be elaborated upon in the 'Roadblocks' section.</text:p>
      <text:p text:style-name="Standard"/>
      <text:h text:style-name="Heading_20_2" text:outline-level="2">Initial Design</text:h>
      <text:p text:style-name="Standard">Initially, the software for the quad was intended to be written according to the <text:span text:style-name="T1">Object-oriented</text:span><text:span text:style-name="T2"> design approach. This design approach allows the code to be written in smaller chunks with a specific purpose and provides a clear(er) framework then the more traditional </text:span><text:span text:style-name="T1">procedural</text:span><text:span text:style-name="T2"> approach. For modern programming languages </text:span><text:span text:style-name="T1">Object-oriented</text:span><text:span text:style-name="T2"> is more or less the de facto standard of writing software. </text:span></text:p>
      <text:p text:style-name="P4">The first few weeks we attempted to create a software design model that would suit our project, but we had a rather large issue: we did not know what hardware we would be writing code for. In a project as hardware-based as this, it's hard to write, for instance, code that controls a motor's speed when it's unknown how this is determined, and on what scale. </text:p>
      <text:p text:style-name="P4">After adjusting to the circumstances of both hardware and the language used by the Arduino IDE, we concluded that using an object-oriented(OO) approach would not be the best course of action. This was mainly driven by a lack of knowledge on the exact workings of OO within the Arduino (Does it support private variables as expected? Are instances completely independent? Etc.), combined with the inability to -safely- return arrays from functions within a class. None of these issues would have been insurmountable, but given the time frame and the time we knew we would need for testing and tuning we did not have the opportunity to proceed along that path.</text:p>
      <text:p text:style-name="Standard"/>
      <text:h text:style-name="Heading_20_2" text:outline-level="2">Final design</text:h>
      <text:p text:style-name="P2">For the final design we went with a procedural approach, with elements of object-oriented coding in the form of (custom) libraries for the Arduino. In the end, only one custom library was used alongside some libraries from the Arduino repository. A diagram of this architecture can be seen below. Additional diagrams can be found in the appendix, as well as the complete code.</text:p>
      <text:p text:style-name="Standard"/>
      <text:p text:style-name="P1"/>
      <text:h text:style-name="P11" text:outline-level="2">Components and algorithm</text:h>
      <text:p text:style-name="P2">The software consists of several components. Their source(s) and uses are seen in the table below.</text:p>
      <table:table table:name="SoftwareComponents" table:style-name="SoftwareComponents">
        <table:table-column table:style-name="SoftwareComponents.A"/>
        <table:table-column table:style-name="SoftwareComponents.B" table:number-columns-repeated="3"/>
        <table:table-row>
          <table:table-cell table:style-name="SoftwareComponents.A1" office:value-type="string">
            <text:p text:style-name="P5">Component</text:p>
          </table:table-cell>
          <table:table-cell table:style-name="SoftwareComponents.A1" office:value-type="string">
            <text:p text:style-name="P5">Function</text:p>
          </table:table-cell>
          <table:table-cell table:style-name="SoftwareComponents.A1" office:value-type="string">
            <text:p text:style-name="P5">Source(s)</text:p>
          </table:table-cell>
          <table:table-cell table:style-name="SoftwareComponents.D1" office:value-type="string">
            <text:p text:style-name="P5">Note(s)</text:p>
          </table:table-cell>
        </table:table-row>
        <table:table-row>
          <table:table-cell table:style-name="SoftwareComponents.A2" office:value-type="string">
            <text:p text:style-name="Table_20_Contents">Arduino Wire Library</text:p>
          </table:table-cell>
          <table:table-cell table:style-name="SoftwareComponents.A2" office:value-type="string">
            <text:p text:style-name="Table_20_Contents">Serial and I2C interfacing</text:p>
          </table:table-cell>
          <table:table-cell table:style-name="SoftwareComponents.A2" office:value-type="string">
            <text:p text:style-name="Table_20_Contents">Standard Arduino library</text:p>
          </table:table-cell>
          <table:table-cell table:style-name="SoftwareComponents.D2" office:value-type="string">
            <text:p text:style-name="Table_20_Contents">Adjusted for fast I2C mode</text:p>
          </table:table-cell>
        </table:table-row>
        <table:table-row>
          <table:table-cell table:style-name="SoftwareComponents.A2" office:value-type="string">
            <text:p text:style-name="Table_20_Contents">Arduino Servo Library</text:p>
          </table:table-cell>
          <table:table-cell table:style-name="SoftwareComponents.A2" office:value-type="string">
            <text:p text:style-name="Table_20_Contents">Controlling engines</text:p>
          </table:table-cell>
          <table:table-cell table:style-name="SoftwareComponents.A2" office:value-type="string">
            <text:p text:style-name="Table_20_Contents">Standard Arduino library</text:p>
          </table:table-cell>
          <table:table-cell table:style-name="SoftwareComponents.D2" office:value-type="string">
            <text:p text:style-name="Table_20_Contents"/>
          </table:table-cell>
        </table:table-row>
        <table:table-row>
          <table:table-cell table:style-name="SoftwareComponents.A2" office:value-type="string">
            <text:p text:style-name="Table_20_Contents">PID Library</text:p>
          </table:table-cell>
          <table:table-cell table:style-name="SoftwareComponents.A2" office:value-type="string">
            <text:p text:style-name="Table_20_Contents">PID controllers</text:p>
          </table:table-cell>
          <table:table-cell table:style-name="SoftwareComponents.A2" office:value-type="string">
            <text:p text:style-name="Table_20_Contents"><text:a xlink:type="simple" xlink:href="http://playground.arduino.cc/Code/PIDLibrary">Arduino Playground</text:a></text:p>
          </table:table-cell>
          <table:table-cell table:style-name="SoftwareComponents.D2" office:value-type="string">
            <text:p text:style-name="Table_20_Contents"/>
          </table:table-cell>
        </table:table-row>
        <table:table-row>
          <table:table-cell table:style-name="SoftwareComponents.A2" office:value-type="string">
            <text:p text:style-name="Table_20_Contents">DeviceReader</text:p>
          </table:table-cell>
          <table:table-cell table:style-name="SoftwareComponents.A2" office:value-type="string">
            <text:p text:style-name="Table_20_Contents">Reading current values from the IMU and relaying them via get functions</text:p>
          </table:table-cell>
          <table:table-cell table:style-name="SoftwareComponents.A2" office:value-type="string">
            <text:p text:style-name="Table_20_Contents">Written by Bart van der Werf &amp; Marien Wolthuis, based upon work of <text:a xlink:type="simple" xlink:href="http://www.den-uijl.nl/electronics/gyro.html">Den Uijl</text:a></text:p>
          </table:table-cell>
          <table:table-cell table:style-name="SoftwareComponents.D2" office:value-type="string">
            <text:p text:style-name="Table_20_Contents"/>
          </table:table-cell>
        </table:table-row>
        <table:table-row>
          <table:table-cell table:style-name="SoftwareComponents.A2" office:value-type="string">
            <text:p text:style-name="Table_20_Contents">Main Sketch</text:p>
          </table:table-cell>
          <table:table-cell table:style-name="SoftwareComponents.A2" office:value-type="string">
            <text:p text:style-name="Table_20_Contents">Control of the algorithm</text:p>
          </table:table-cell>
          <table:table-cell table:style-name="SoftwareComponents.A2" office:value-type="string">
            <text:p text:style-name="Table_20_Contents">Written by Marien Wolthuis</text:p>
          </table:table-cell>
          <table:table-cell table:style-name="SoftwareComponents.D2" office:value-type="string">
            <text:p text:style-name="Table_20_Contents"/>
          </table:table-cell>
        </table:table-row>
      </table:table>
      <text:p text:style-name="P2"/>
      <text:p text:style-name="P2">The main algorithm follows this procedure:</text:p>
      <text:p text:style-name="P2"/>
      <text:p text:style-name="Code">Setup: sets up all needed one-time calibration</text:p>
      <text:p text:style-name="Code"><text:s/>Commence serial connection</text:p>
      <text:p text:style-name="Code"><text:s/>Initialise IMU</text:p>
      <text:p text:style-name="Code"><text:s/>Attach engines</text:p>
      <text:p text:style-name="Code"><text:s/>Set up the PIDs</text:p>
      <text:p text:style-name="Code"><text:s/>Configure TIMER2 for 100Hz interrupts</text:p>
      <text:p text:style-name="Code"><text:s/>Arm the ESCs</text:p>
      <text:p text:style-name="Code"><text:s/>Rotate engines at minimum velocity</text:p>
      <text:p text:style-name="Code"/>
      <text:p text:style-name="Code">Loop: performs looped calibrations and controls flight</text:p>
      <text:p text:style-name="Code"><text:s/>Check for serial input, react to it if needed</text:p>
      <text:p text:style-name="Code"><text:s/>If uncalibrated, calibrate the IMU</text:p>
      <text:p text:style-name="Code"><text:s/>If lower then liftoff speed, increase engine speed to liftoff speed</text:p>
      <text:p text:style-name="Code"><text:s/>If inactive, activate the PIDs</text:p>
      <text:p text:style-name="Code"><text:s/>If all is set up, start flying by increasing speed to flight speed</text:p>
      <text:p text:style-name="Code"><text:s/>Check for possible malfunctions by checking engine speed and current angle <text:s text:c="2"/></text:p>
      <text:p text:style-name="Code"><text:s/>of the craft</text:p>
      <text:p text:style-name="Code"/>
      <text:p text:style-name="Code">ISR: reacts to the 100Hz TIMER2 interrupts</text:p>
      <text:p text:style-name="Code"><text:s/>Have the DeviceReader fetch new data</text:p>
      <text:p text:style-name="Code"><text:s/>Perform Kalman filtering on said data</text:p>
      <text:p text:style-name="Code"><text:s/>Have the correct PID compute adjustments to the engine speeds</text:p>
      <text:p text:style-name="Code"><text:s/>Increase the time counter for flight time</text:p>
      <text:p text:style-name="Code"/>
      <text:p text:style-name="P1"/>
      <text:h text:style-name="P11" text:outline-level="2">Roadblocks</text:h>
      <text:p text:style-name="Standard">As with all projects involving multiple disciplines, there were many roadblocks in the development of the software that ties all of them together. There were so many small problems that many are not worth discussing, but some were significant enough to include in this section. </text:p>
      <text:p text:style-name="Standard"/>
      <text:p text:style-name="P3">Roadblock 1: Language</text:p>
      <text:p text:style-name="Standard">As stated before, none of our team members had any significant experience with C, C++ or the combination between the two that is used in the Arduino IDE. Combating this problem was a continuous process, with problems that kept popping up (“I want to do X, why does solution Y not work as expected?”) and were resolved every day. We did have the advantage that the team member functioning as lead programmer, Marien, had quite some experience with different software languages and could inference the source of many of those problems from that. Not all problems were resolved quite as neatly as we would have wished, but in the end we produced a working program.</text:p>
      <text:p text:style-name="Standard"/>
      <text:p text:style-name="P3">Roadblock 2: Arming the ESCs</text:p>
      <text:p text:style-name="P4">We had an unexpected amount of delay when we found that the documentation on the Electronic Speed Controllers (ESCs) used in our project was virtually non-existent. The devices kept beeping in different ways, and learning how to interface with them was a mystery that could not be solved at first. After spending many hours researching how these devices generally operate, we were able to deduce that they should be controlled with Pulse Width Modulation like one normally uses for Servo motors. Next up was figuring out what signals these ESCs expected and what their beeping indicated. The documentation on them we found was not intended for use beyond in ready-to-assemble quadrocopter kits (“They are plug-and-play, just connect them and put your throttle to the 'on' position”), but did include some explanation of the beeps. After finding and altering a piece of software capable of reading Serial inputs and processing them, we were able to send commands to the ESCs via a serial connection over a laptop. It took some trial and error, but eventually we found the correct sequence to 'arm' (activate) the ESCs and get our motors spinning.</text:p>
      <text:p text:style-name="P4"/>
      <text:p text:style-name="P3">Roadblock 3: Timed interrupts</text:p>
      <text:p text:style-name="P4">In order for our IMU and data filtering to work properly, we were in need of a solution to perform some actions on pre-determined and precisely timed intervals. In working with microprocessors this is achieved using so called <text:span text:style-name="T1">interrupts</text:span>. These are signals (internal or external) which cause a processor to halt its current operation and execute another before proceeding. The Arduino has three different timers that can be used for this, <text:span text:style-name="T4">TIMER0</text:span>, <text:span text:style-name="T4">TIMER1</text:span> and <text:span text:style-name="T4">TIMER2</text:span>. The best solution would be to use <text:span text:style-name="T4">TIMER1</text:span>, since this is the only 16-bit timer. Sadly, this timer and <text:span text:style-name="T4">TIMER0</text:span> were both already in use by the Wire, I2C and Servo libraries. We settled on using <text:span text:style-name="T4">TIMER2</text:span>, but using this one was not as easy as expected. A lot of binary registers need to be altered to be able to use a timer, and <text:span text:style-name="T4">TIMER2</text:span> was by far the least documented one. After some initial problems in determining the frequency of interrupts and controlling it, we designed a simple external timer circuit based upon the famous 555 timer chip. Before we implemented this chip in the design, however, we had figured out how to properly control <text:span text:style-name="T4">TIMER2</text:span> and that external circuit was abandoned.</text:p>
      <text:p text:style-name="P4"/>
      <text:p text:style-name="P3">Roadblock 4: Reading the IMU from within the interrupt routine</text:p>
      <text:p text:style-name="P4">When an interrupt occurs, an Interrupt Service Routine (ISR) is called. The contents of this function dictate the result of the interrupt. We, as stated before, intended to use the ISR to read the data from the IMU and perform Kalman filtering on the data. The need for a steady <text:soft-page-break/>frequency of readouts may not be apparent at first glance, but soon after starting to learn about the use of an IMU we discovered that if the time between readouts was not stable the results could be inaccurate or the craft could not respond to changes in its situation properly. Somehow, however a simple function call to the DeviceReader class or the IMU directly did not succeed in reading data, whereas it worked perfectly when we tried to perform this in the <text:span text:style-name="T4">loop()</text:span> function. It took some time figuring out, but eventually we learned that within an ISR interrupts are disabled. What this exactly meant for our problem was unclear initially, until we theorised that the interrupts needed for connection over I2C were also halted, causing the failure to read out data. This problem has been fixed -possibly very dirtily- by placing a call to the <text:span text:style-name="T4">interrupts()</text:span> function before reading the IMU, and a <text:span text:style-name="T4">noInterrupts()</text:span> function afterwards. These functions enable and disable the use of interrupts, respectively.</text:p>
      <text:p text:style-name="P4"/>
      <text:p text:style-name="P3">Roadblock 5: Finding a proper filter for the IMU data</text:p>
      <text:p text:style-name="P4">Soon after starting the project, we learned that our student assistants were involved in a master's course to controlling a quadrocopter. They gave us some valuable information, not in the least when they pointed us to a filtering technique called a 'Kalman filter' for the gyroscope and accelerometer data. In order to get repeatable and correct results from the IMU, we needed to perform some sort of 'sensor fusion' on the data from the gyroscope and accelerometer. This is to prevent the drift from the gyroscope and the slow response time of the accelerometer from interfering with the operation of our quad. A Kalman filter is an often used and reliable way to achieve this, but it involves some fairly heavy calculations and some smart coding to get it working with a micro-controller. We also experimented with a simpler technique called a 'complementary filter', but that did not provide the results we were after. After sourcing various pieces of code and reading some readers from the course our student assistants were following we managed to write a small, relatively simple, Kalman filter (dubbed KalmanSmall in the packages). This was first implemented as a separate class and used with the aforementioned object-oriented approach, but abandoned later as seen below.</text:p>
      <text:p text:style-name="P4"/>
      <text:p text:style-name="P3">Roadblock 6: Filtering the data caused the engines to malfunction</text:p>
      <text:p text:style-name="Standard">After some testing of our current code, we heard a small discrepancy in the speed of the engines. After stopping them, the source of this was seen: at random one or more of the engines would temporarily start spinning for a few seconds, and halt again. It took about two hours of debugging to find the source of this, which seemed to be a line of code equal to “<text:span text:style-name="T4">x = x+5</text:span>”, which made even less sense then the problem itself. Performing the Kalman filtering in the main <text:span text:style-name="T4">loop()</text:span> resulted in a disappearance of the problem, but introducing a much larger one: the filter was malfunctioning since it depends heavily on timing. It took about four more hours of debugging to find a solution to the problem: remove the call to <text:span text:style-name="T4">noInterrupts()</text:span> entirely from the ISR. We theorise that the cause of this problem is related to the problem in roadblock 4, in the sense that the duration of the interrupt interfered with the sending of PWM signals to the ESCs, causing a longer pulse width to be sent than intended, causing a speed-up of the engines. That it was caused by a simple assignment operator has probably to do that this assignment caused the routine to cost exactly one clock cycle longer, which was too much to not interfere with operations. Again, a different solution to the interrupt problem would be more elegant, but time and skill did not allow for that.</text:p>
      <text:p text:style-name="Standard"/>
      <text:p text:style-name="P3">Roadblock 7: Using a PID controller to control the engine speed</text:p>
      <text:p text:style-name="Standard">The practical part of implementing a PID controller seems straightforward at first: give it a setpoint, a value to manipulate, and some constants and find what constants are suitable. Sadly, this was not the case. Due to time constraints we did not have time to implement a PID controller (library) other then the PID library found on the Arduino.cc “playground”. The different sections of this roadblock will elaborate on some problems with the PID controller <text:soft-page-break/>we had along the way.</text:p>
      <text:p text:style-name="Standard"/>
      <text:p text:style-name="P3">Roadblock 7a: Negative inputs to a PID controller</text:p>
      <text:p text:style-name="Standard">This PID controller has some upsides to some of its peers, most notably the ability to change the control constants on the fly, but also a -for us at least- significant downside: it cannot cope with negative input numbers. This problem was resolved by implementing a workaround algorithm that divided the control of the flight to different PID controllers for positive and negative inputs. This may cause some problems with I and D response on the PID controller, but sadly there was no other way to fix this, and the results were after all usable and within desirable ranges. </text:p>
      <text:p text:style-name="Standard"/>
      <text:p text:style-name="P3">Roadblock 7b: Controlling four engines with PID controllers</text:p>
      <text:p text:style-name="P4">After some consideration, also based upon the solution to <text:span text:style-name="T1">7a</text:span>, we decided to use one set (one positive, one negative) PID controller per axis of the craft. These sets would then regulate the power ratio between the engines. Thus, pid_x_pos and pid_x_neg would regulate power ratios between engines 1 and 3, and pid_y_pos and pid_y_neg between 2 and 4. This approach provided for less variables to need tuned, but of course comes at a cost: the weight distribution would be assumed to be equal across an axis, leading to possible instability.</text:p>
      <text:p text:style-name="P4"/>
      <text:p text:style-name="P3">Roadblock 7c: Finding a set-point</text:p>
      <text:p text:style-name="P3"><text:span text:style-name="T2">As stated before, we needed to split positive and negative inputs over two PID controllers. This could only be done if there was a known zero-state. The gyroscope and accelerometer provided for a stable output corresponding to the angle of the craft, but the 0 degree output value would, depending on original orientation, vary between about 40 and 60, with a 10 difference being already a problem -at least in theory- for the stability of the craft. Since this zero-state value would be depended on </text:span>twice<text:span text:style-name="T2"> for the PID controllers to work (distribution amongst PID sets </text:span>and<text:span text:style-name="T2"> for the setpoint which they would try to achieve), it was crucial to get this right. After some considerations and testing, we found a way to achieve a relatively (with a +/- 3 value difference to reality) stable and correct setpoint by polling the output over a 30 second interval per axis, leading to a calibration time of about one minute over both.</text:span></text:p>
      <text:p text:style-name="P3"><text:span text:style-name="T2"/></text:p>
      <text:p text:style-name="P3">Roadblock 7d: Finding values for P, I and D to suit our needs</text:p>
      <text:p text:style-name="Standard"><text:span text:style-name="T2">This problem caused us a lot of headache. After reading many forums, blogs, reports of similar projects, etc. about the order and magnitude of adjusting values we found that so many different approaches and values were found for various quads that we essentially had no experience or knowledge, leaving us only the option to perform a trial-and-error approach. We built a testing rig to test the individual axes (as detailed </text:span><text:span text:style-name="T3">LOCATION</text:span>), and went on our way. After finding those results they did not translate very well to a free-flying scenario, which needed further testing.</text:p>
      <text:p text:style-name="Standard"/>
      <text:p text:style-name="P3">Roadblock 8: Flying off and adjusting to the state of the system</text:p>
      <text:p text:style-name="P4">After many hours of trying to get our craft to fly, we learned to adjust to various states of our system that were not expected to be a problem before. Foremost, quite soon it appeared the needed adjustments to engine power did not solely depend on the state reported by the IMU. Battery charge level had an unexpectedly large influence on the power the engines would be able to put out, and influenced stability quite a lot. Also, the surface on which the craft was taking off mattered. For instance, taking off from a table was doable, but as soon as the edge came in sight the 'air cushion' upon which the craft rested collapsed and it would fall to the ground. Better results were achieved by taking off from the floor, but made it apparent that the distance from the floor also had a large influence on the effectiveness of our position adjustments.</text:p>
      <text:p text:style-name="P4"><text:soft-page-break/>These were the only problems we did not manage to solve. This because we had not device (on board) to measure the voltage left in the battery (a 0.5 Volt difference could be observed between the first test on a freshly charged battery and the third test), and no sensor for altitude. At first the small voltage difference stumped us, until we realised the following: [W] = [V] * [A], which in this case meant that dW = (12.5 * 60) – (12 * 60) = 30 Watt of thrust. The difference in Amps delivered by the battery at different charge levels were not measured, but can be assumed to also make a difference in this.</text:p>
      <text:p text:style-name="Standard"/>
      <text:h text:style-name="Heading_20_2" text:outline-level="2">Unit testing</text:h>
      <text:p text:style-name="Standard">We devised several unit tests for the different custom components of our software system. These are all in the appendices. The main goal here was to have a way to test the different components separately in case a bug was found, and allow for more systematic analysis on our software in case of unexpected behaviour. A short description is delivered with each test in the appendices.</text:p>
      <text:p text:style-name="Standard"/>
      <text:h text:style-name="Heading_20_2" text:outline-level="2">Possible software improvements</text:h>
      <text:p text:style-name="P2">Improvements to the software can be made in a number of places. As the main author of the software, I view this system more as a 'duct-tape solution' to the various problems than as a solid and neatly written piece of work. This does not mean the code is not functional, quite the contrary; as can be seen from the roadblocks section we countered almost every problem effectively. The main issue with the software is its design and execution, not the functioning. A few points have been highlighted below.</text:p>
      <text:p text:style-name="P2"/>
      <text:p text:style-name="P9">Improvement 1: Architecture</text:p>
      <text:p text:style-name="P7">According to the current views in software development, object-oriented architectures are generally preferred because of the clarity in code they provide. On top of that they provide security measures to protect data from accidental changes. The Main_2vX class is what would be dubbed a 'god-class'; it performs many different functions and is very lengthy.</text:p>
      <text:p text:style-name="P7">A clear example of something an object-oriented design would improve upon are the <text:span text:style-name="T4">kalmanSmall_x()</text:span> and <text:span text:style-name="T4">kalmanSmall_y()</text:span> functions. They have nearly identical code, and with the proper abstraction could be the same piece of code, just called with different parameters. This reduces complexity and makes code less error-prone.</text:p>
      <text:p text:style-name="P7"/>
      <text:p text:style-name="P9">Improvement 2: PID controllers</text:p>
      <text:p text:style-name="P7">The solution outlined in roadblock 7a is of course not optimal. A better solution would be to have a single PID controller per axis that adjusts just as well for negative as for positive input. This can be accomplished by using a different library, or, if time permits, write a custom one. Another improvement upon the PID controllers would be to have a PID controller control the P, I and D values of the PID controllers according to, for instance, altitude and battery level.</text:p>
      <text:p text:style-name="P7"/>
      <text:p text:style-name="P9">Improvement 3: Interrupts</text:p>
      <text:p text:style-name="P9"><text:span text:style-name="T2">As stated before, a possibly harmful fix had been applied to the problems in roadblocks 4 and 6. The exact implications of this should be investigated and a different course of action should be taken in case it turns out to be a bad solution.</text:span></text:p>
      <text:p text:style-name="P9"><text:span text:style-name="T2"/></text:p>
      <text:p text:style-name="P9">Improvement 4: Different and/or more efficient use of pointers</text:p>
      <text:p text:style-name="P7">During the writing of the software we gained much knowledge about the workings of the programming language used by the Arduino. We believe that, with the knowledge gained, we <text:soft-page-break/>can improve the software on some points with the better or more efficient use of pointers rather then 'raw'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mbria" svg:font-family="Cambria" style:font-family-generic="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mbria"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Cambri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mbria"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fo:margin="100%" fo:margin-left="0.3cm" fo:margin-right="0cm" fo:margin-top="0cm" fo:margin-bottom="0cm" fo:text-indent="0cm" style:auto-text-indent="false" style:page-number="auto" fo:background-color="transparent" style:shadow="none">
        <style:tab-stops/>
        <style:background-image/>
      </style:paragraph-properties>
      <style:text-properties style:font-name="Liberation Mono1" fo:font-size="10.5pt"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C. Wolthuis</meta:initial-creator>
    <meta:creation-date>2013-04-18T12:50:15.47</meta:creation-date>
    <dc:date>2013-04-21T15:58:30.27</dc:date>
    <dc:creator>M. C. Wolthuis</dc:creator>
    <meta:editing-duration>PT6H38M3S</meta:editing-duration>
    <meta:editing-cycles>11</meta:editing-cycles>
    <meta:generator>LibreOffice/3.5$Windows_x86 LibreOffice_project/dc9775d-05ecbee-0851ad3-1586698-727bf66</meta:generator>
    <meta:document-statistic meta:table-count="1" meta:image-count="0" meta:object-count="0" meta:page-count="7" meta:paragraph-count="93" meta:word-count="3186" meta:character-count="18864" meta:non-whitespace-character-count="15746"/>
  </office:meta>
</office:document-meta>
</file>